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i_5f_displayNote"><text:span text:style-name="tei_5f_inlineNot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peaker" style:family="paragraph" style:parent-style-name="Standard">
      <style:paragraph-properties fo:margin-top="0.101cm" fo:margin-bottom="0cm"/>
      <style:text-properties fo:font-variant="small-caps" fo:font-weight="bold"/>
    </style:style>
    <style:style style:name="l" style:family="paragraph" style:parent-style-name="Speaker">
      <style:paragraph-properties fo:margin="100%" fo:margin-left="0.199cm" fo:margin-right="0cm" fo:margin-top="0cm" fo:margin-bottom="0cm" fo:text-indent="0cm" style:auto-text-indent="false"/>
      <style:text-properties fo:font-variant="normal" fo:text-transform="none" fo:font-weight="normal"/>
    </style:style>
    <style:style style:name="Stage" style:family="paragraph" style:parent-style-name="l">
      <style:paragraph-properties fo:margin="100%" fo:margin-left="0cm" fo:margin-right="0cm" fo:margin-top="0.101cm" fo:margin-bottom="0cm" fo:text-indent="0cm" style:auto-text-indent="false"/>
      <style:text-properties fo:font-variant="normal" fo:text-transform="none" fo:font-style="italic" fo:font-weight="normal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tei_5f_docTitle" style:display-name="tei_docTitle" style:family="paragraph" style:parent-style-name="Contents_20_8" style:next-style-name="Text_20_body">
      <style:paragraph-properties fo:margin="100%" fo:margin-left="0cm" fo:margin-right="0cm" fo:margin-top="0cm" fo:margin-bottom="0cm" fo:text-indent="0cm" style:auto-text-indent="false"/>
      <style:text-properties fo:font-size="18pt" fo:font-weight="bold"/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tei_5f_cit" style:display-name="tei_cit" style:family="paragraph" style:parent-style-name="Text" style:next-style-name="Text_20_body" style:master-page-name="">
      <style:paragraph-properties fo:margin="100%" fo:margin-left="0.212cm" fo:margin-right="0.212cm" fo:margin-top="0cm" fo:margin-bottom="0cm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tei_5f_biblStruct" style:display-name="tei_biblStruct" style:family="paragraph" style:parent-style-name="Text_20_body_20_indent">
      <style:paragraph-properties fo:margin="100%" fo:margin-left="0.353cm" fo:margin-right="0cm" fo:margin-top="0cm" fo:margin-bottom="0cm" fo:text-indent="-0.353cm" style:auto-text-indent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i_5f_displayNote" style:display-name="tei_displayNote" style:family="paragraph" style:parent-style-name="Stage" style:class="text">
      <style:paragraph-properties fo:margin="100%" fo:margin-left="0.199cm" fo:margin-right="0.199cm" fo:margin-top="0.199cm" fo:margin-bottom="0.199cm" fo:text-indent="0cm" style:auto-text-indent="false"/>
      <style:text-properties fo:font-style="normal"/>
    </style:style>
    <style:style style:name="Emphasis" style:family="text">
      <style:text-properties fo:font-style="italic" style:font-style-asian="italic" style:font-style-complex="italic"/>
    </style:style>
    <style:style style:name="Highlight" style:family="text" style:parent-style-name="Emphasis">
      <style:text-properties fo:font-style="normal" fo:font-weight="bold" style:font-style-asian="normal" style:font-weight-asian="bold" style:font-style-complex="normal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mallCaps" style:family="text">
      <style:text-properties fo:font-variant="small-caps"/>
    </style:style>
    <style:style style:name="AllCaps" style:family="text">
      <style:text-properties fo:text-transform="uppercase"/>
    </style:style>
    <style:style style:name="StrikeThrough" style:family="text">
      <style:text-properties style:text-line-through-style="solid"/>
    </style:style>
    <style:style style:name="StrikeDoubleThrough" style:family="text">
      <style:text-properties style:text-line-through-style="solid" style:text-line-through-type="double"/>
    </style:style>
    <style:style style:name="Underline" style:family="text">
      <style:text-properties style:text-underline-style="solid" style:text-underline-width="auto" style:text-underline-color="font-color"/>
    </style:style>
    <style:style style:name="UnderDoubleLine" style:family="text">
      <style:text-properties style:text-underline-style="solid" style:text-underline-type="double" style:text-underline-width="auto" style:text-underline-color="font-color"/>
    </style:style>
    <style:style style:name="Subscript" style:family="text">
      <style:text-properties style:text-position="sub 58%"/>
    </style:style>
    <style:style style:name="Superscript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age" style:family="text">
      <style:text-properties fo:font-variant="normal" fo:text-transform="none" fo:font-style="italic" fo:font-weight="normal"/>
    </style:style>
    <style:style style:name="tei_5f_inlineNote" style:display-name="tei_inlineNote" style:family="text" style:parent-style-name="Stage">
      <style:text-properties fo:font-variant="normal" fo:text-transform="none" fo:font-size="10.5pt" fo:font-style="italic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</text:p>
      </style:foot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12T18:49:39</dc:date>
    <meta:editing-duration>PT1M28S</meta:editing-duration>
    <meta:editing-cycles>7</meta:editing-cycles>
    <meta:generator>LibreOffice/3.5$MacOSX_x86 LibreOffice_project/165a79a-7059095-e13bb37-fef39a4-9503d18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